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11.94139298453" calcext:value-type="float">
            <text:p>711.94139298453</text:p>
          </table:table-cell>
        </table:table-row>
        <table:table-row table:style-name="ro1">
          <table:table-cell office:value-type="float" office:value="713.806444244579" calcext:value-type="float">
            <text:p>713.806444244579</text:p>
          </table:table-cell>
        </table:table-row>
        <table:table-row table:style-name="ro1">
          <table:table-cell office:value-type="float" office:value="713.796253997259" calcext:value-type="float">
            <text:p>713.796253997259</text:p>
          </table:table-cell>
        </table:table-row>
        <table:table-row table:style-name="ro1">
          <table:table-cell office:value-type="float" office:value="714.71965121681" calcext:value-type="float">
            <text:p>714.71965121681</text:p>
          </table:table-cell>
        </table:table-row>
        <table:table-row table:style-name="ro1">
          <table:table-cell office:value-type="float" office:value="713.399061166836" calcext:value-type="float">
            <text:p>713.399061166836</text:p>
          </table:table-cell>
        </table:table-row>
        <table:table-row table:style-name="ro1">
          <table:table-cell office:value-type="float" office:value="719.616012895519" calcext:value-type="float">
            <text:p>719.616012895519</text:p>
          </table:table-cell>
        </table:table-row>
        <table:table-row table:style-name="ro1">
          <table:table-cell office:value-type="float" office:value="712.250712250712" calcext:value-type="float">
            <text:p>712.250712250712</text:p>
          </table:table-cell>
        </table:table-row>
        <table:table-row table:style-name="ro1">
          <table:table-cell office:value-type="float" office:value="717.267497740607" calcext:value-type="float">
            <text:p>717.267497740607</text:p>
          </table:table-cell>
        </table:table-row>
        <table:table-row table:style-name="ro1">
          <table:table-cell office:value-type="float" office:value="718.37016177696" calcext:value-type="float">
            <text:p>718.37016177696</text:p>
          </table:table-cell>
        </table:table-row>
        <table:table-row table:style-name="ro1">
          <table:table-cell office:value-type="float" office:value="712.946393560668" calcext:value-type="float">
            <text:p>712.946393560668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14.811358183448" calcext:value-type="float">
            <text:p>714.811358183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4:03:59.267504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8T14:04:07.820766218</dc:date>
    <dc:creator>Davide Ancona</dc:creator>
    <meta:editing-duration>PT5M30S</meta:editing-duration>
    <meta:editing-cycles>6</meta:editing-cycles>
    <meta:generator>LibreOffice/5.3.7.2.0$Linux_X86_64 LibreOffice_project/30$Build-2</meta:generator>
    <meta:document-statistic meta:table-count="1" meta:cell-count="11" meta:object-count="0"/>
  </office:meta>
</office:document-meta>
</file>